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4" style:family="paragraph" style:parent-style-name="Table_20_Contents">
      <style:text-properties officeooo:rsid="0010be29" officeooo:paragraph-rsid="0010be29"/>
    </style:style>
    <style:style style:name="P5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6" style:family="paragraph" style:parent-style-name="Table_20_Contents">
      <style:text-properties officeooo:rsid="0019d81c" officeooo:paragraph-rsid="0019d81c"/>
    </style:style>
    <style:style style:name="P7" style:family="paragraph" style:parent-style-name="Standard">
      <style:paragraph-properties fo:line-height="150%" fo:text-align="justify" style:justify-single-word="false"/>
      <style:text-properties fo:font-style="normal" fo:font-weight="normal" officeooo:rsid="0019d81c" officeooo:paragraph-rsid="0019d81c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9d81c" officeooo:paragraph-rsid="0019d81c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T1" style:family="text">
      <style:text-properties officeooo:rsid="0019d81c"/>
    </style:style>
    <style:style style:name="T2" style:family="text">
      <style:text-properties officeooo:rsid="0019f4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1">13. Remboursement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Titre</text:p>
          </table:table-cell>
          <table:table-cell table:style-name="Table1.B1" office:value-type="string">
            <text:p text:style-name="P6">Remboursement</text:p>
          </table:table-cell>
        </table:table-row>
        <table:table-row>
          <table:table-cell table:style-name="Table1.A2" office:value-type="string">
            <text:p text:style-name="P5">Type</text:p>
          </table:table-cell>
          <table:table-cell table:style-name="Table1.B6" office:value-type="string">
            <text:p text:style-name="P4">Use-case général</text:p>
          </table:table-cell>
        </table:table-row>
        <table:table-row>
          <table:table-cell table:style-name="Table1.A2" office:value-type="string">
            <text:p text:style-name="P5">Description</text:p>
          </table:table-cell>
          <table:table-cell table:style-name="Table1.B6" office:value-type="string">
            <text:p text:style-name="P6">Le système rembourse les membres qui demande un remboursement.</text:p>
          </table:table-cell>
        </table:table-row>
        <table:table-row>
          <table:table-cell table:style-name="Table1.A2" office:value-type="string">
            <text:p text:style-name="P5">Acteurs</text:p>
          </table:table-cell>
          <table:table-cell table:style-name="Table1.B6" office:value-type="string">
            <text:p text:style-name="P6">Système</text:p>
          </table:table-cell>
        </table:table-row>
        <table:table-row>
          <table:table-cell table:style-name="Table1.A2" office:value-type="string">
            <text:p text:style-name="P5">Préconditions</text:p>
          </table:table-cell>
          <table:table-cell table:style-name="Table1.B6" office:value-type="string">
            <text:p text:style-name="P6">Le membre doit être membre depuis moins de 30 jours.</text:p>
            <text:p text:style-name="P6">Le me<text:span text:style-name="T2">m</text:span>bre doit en faire la demande au système.</text:p>
          </table:table-cell>
        </table:table-row>
        <table:table-row>
          <table:table-cell table:style-name="Table1.A2" office:value-type="string">
            <text:p text:style-name="P5">Postconditions</text:p>
          </table:table-cell>
          <table:table-cell table:style-name="Table1.B6" office:value-type="string">
            <text:p text:style-name="P6">Le membre n'est plus abonné.</text:p>
          </table:table-cell>
        </table:table-row>
        <table:table-row>
          <table:table-cell table:style-name="Table1.A2" office:value-type="string">
            <text:p text:style-name="P5">Exceptions</text:p>
          </table:table-cell>
          <table:table-cell table:style-name="Table1.B7" office:value-type="string">
            <text:p text:style-name="P4">Aucune</text:p>
          </table:table-cell>
        </table:table-row>
      </table:table>
      <text:p text:style-name="P3"/>
      <text:p text:style-name="P7">Si un membre veut se désabonner du système, il a 30 jours apres l'abonnement de le faire. Il envoie une demande de désabonnement au système et s'il respecte tous les préconditions du système, le système lui rembourse son paiement automatiquement. <text:span text:style-name="T2">Lorsque le membre effectue l'annulation de son abonnement, il est désormais considéré comme un non membre et donc n'a plus accès à la messagerie et ne voit que des sous-catalogues.</text:span></text:p>
      <text:p text:style-name="P9"/>
      <text:p text:style-name="P10">Scénario d'opération</text:p>
      <text:list xml:id="list5362030503849838285" text:style-name="L1">
        <text:list-item>
          <text:p text:style-name="P8">Le membre envoie un demande de désabonnement au système.</text:p>
        </text:list-item>
        <text:list-item>
          <text:p text:style-name="P8">Le système vérifie si les préconditions sont respect<text:span text:style-name="T2">ées</text:span>.</text:p>
        </text:list-item>
        <text:list-item>
          <text:p text:style-name="P8">Le système rembourse le membre.</text:p>
        </text:list-item>
        <text:list-item>
          <text:p text:style-name="P8">Le système annule l'abonnement du membre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22:19.579174864</dc:date>
    <meta:editing-duration>PT42M40S</meta:editing-duration>
    <meta:editing-cycles>9</meta:editing-cycles>
    <meta:generator>LibreOffice/4.4.7.2$Linux_X86_64 LibreOffice_project/40m0$Build-2</meta:generator>
    <meta:document-statistic meta:table-count="1" meta:image-count="0" meta:object-count="0" meta:page-count="1" meta:paragraph-count="23" meta:word-count="155" meta:character-count="983" meta:non-whitespace-character-count="855"/>
  </office:meta>
</office:document-meta>
</file>